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48cc" officeooo:paragraph-rsid="000748cc"/>
    </style:style>
    <style:style style:name="P2" style:family="paragraph" style:parent-style-name="Standard">
      <style:text-properties officeooo:rsid="00077c9e" officeooo:paragraph-rsid="00077c9e"/>
    </style:style>
    <style:style style:name="P3" style:family="paragraph" style:parent-style-name="Standard">
      <style:text-properties officeooo:rsid="0007ccca" officeooo:paragraph-rsid="0007ccca"/>
    </style:style>
    <style:style style:name="P4" style:family="paragraph" style:parent-style-name="Standard">
      <style:text-properties officeooo:rsid="0008378f" officeooo:paragraph-rsid="0008378f"/>
    </style:style>
    <style:style style:name="P5" style:family="paragraph" style:parent-style-name="Standard">
      <style:text-properties officeooo:rsid="0008378f" officeooo:paragraph-rsid="001a4e7a"/>
    </style:style>
    <style:style style:name="P6" style:family="paragraph" style:parent-style-name="Standard">
      <style:text-properties officeooo:rsid="000c24be" officeooo:paragraph-rsid="000c24be"/>
    </style:style>
    <style:style style:name="P7" style:family="paragraph" style:parent-style-name="Standard">
      <style:text-properties officeooo:rsid="000fb85e" officeooo:paragraph-rsid="000fb85e"/>
    </style:style>
    <style:style style:name="P8" style:family="paragraph" style:parent-style-name="Standard">
      <style:text-properties officeooo:rsid="0011698a" officeooo:paragraph-rsid="0011698a"/>
    </style:style>
    <style:style style:name="P9" style:family="paragraph" style:parent-style-name="Standard">
      <style:text-properties officeooo:rsid="0012d84a" officeooo:paragraph-rsid="0012d84a"/>
    </style:style>
    <style:style style:name="P10" style:family="paragraph" style:parent-style-name="Standard">
      <style:text-properties officeooo:rsid="00137d46" officeooo:paragraph-rsid="0012d84a"/>
    </style:style>
    <style:style style:name="P11" style:family="paragraph" style:parent-style-name="Standard">
      <style:text-properties officeooo:rsid="00137d46" officeooo:paragraph-rsid="00137d46"/>
    </style:style>
    <style:style style:name="P12" style:family="paragraph" style:parent-style-name="Standard">
      <style:text-properties officeooo:rsid="00152de5" officeooo:paragraph-rsid="00152de5"/>
    </style:style>
    <style:style style:name="P13" style:family="paragraph" style:parent-style-name="Standard">
      <style:text-properties officeooo:rsid="00152de5" officeooo:paragraph-rsid="00163763"/>
    </style:style>
    <style:style style:name="P14" style:family="paragraph" style:parent-style-name="Standard">
      <style:text-properties officeooo:rsid="00163763" officeooo:paragraph-rsid="00163763"/>
    </style:style>
    <style:style style:name="P15" style:family="paragraph" style:parent-style-name="Standard">
      <style:text-properties officeooo:rsid="001721a4" officeooo:paragraph-rsid="001721a4"/>
    </style:style>
    <style:style style:name="P16" style:family="paragraph" style:parent-style-name="Standard">
      <style:text-properties officeooo:rsid="00179a0d" officeooo:paragraph-rsid="00179a0d"/>
    </style:style>
    <style:style style:name="P17" style:family="paragraph" style:parent-style-name="Standard">
      <style:text-properties officeooo:rsid="0018fd1d" officeooo:paragraph-rsid="0018fd1d"/>
    </style:style>
    <style:style style:name="P18" style:family="paragraph" style:parent-style-name="Standard">
      <style:text-properties officeooo:rsid="001a4e7a" officeooo:paragraph-rsid="001a4e7a"/>
    </style:style>
    <style:style style:name="P19" style:family="paragraph" style:parent-style-name="Standard">
      <style:text-properties officeooo:rsid="001a6d5f" officeooo:paragraph-rsid="001a6d5f"/>
    </style:style>
    <style:style style:name="P20" style:family="paragraph" style:parent-style-name="Standard">
      <style:text-properties officeooo:rsid="00077c9e" officeooo:paragraph-rsid="00077c9e"/>
    </style:style>
    <style:style style:name="P21" style:family="paragraph" style:parent-style-name="Standard">
      <style:text-properties officeooo:rsid="001c4385" officeooo:paragraph-rsid="001c4385"/>
    </style:style>
    <style:style style:name="P22" style:family="paragraph" style:parent-style-name="Standard">
      <style:text-properties officeooo:rsid="001da820" officeooo:paragraph-rsid="001da820"/>
    </style:style>
    <style:style style:name="P23" style:family="paragraph" style:parent-style-name="Standard">
      <style:text-properties officeooo:rsid="001eb932" officeooo:paragraph-rsid="001eb932"/>
    </style:style>
    <style:style style:name="P24" style:family="paragraph" style:parent-style-name="Standard">
      <style:text-properties officeooo:rsid="001f7aab" officeooo:paragraph-rsid="001f7aab"/>
    </style:style>
    <style:style style:name="P25" style:family="paragraph" style:parent-style-name="Standard">
      <style:text-properties officeooo:rsid="002114fb" officeooo:paragraph-rsid="002114fb"/>
    </style:style>
    <style:style style:name="P26" style:family="paragraph" style:parent-style-name="Standard">
      <style:text-properties officeooo:rsid="000fb85e" officeooo:paragraph-rsid="000fb85e"/>
    </style:style>
    <style:style style:name="P27" style:family="paragraph" style:parent-style-name="Standard">
      <style:text-properties officeooo:rsid="0021dcff" officeooo:paragraph-rsid="0021dcff"/>
    </style:style>
    <style:style style:name="T1" style:family="text">
      <style:text-properties officeooo:rsid="0008f804"/>
    </style:style>
    <style:style style:name="T2" style:family="text">
      <style:text-properties officeooo:rsid="000eac09"/>
    </style:style>
    <style:style style:name="T3" style:family="text">
      <style:text-properties officeooo:rsid="00137d46"/>
    </style:style>
    <style:style style:name="T4" style:family="text">
      <style:text-properties officeooo:rsid="00163763"/>
    </style:style>
    <style:style style:name="T5" style:family="text">
      <style:text-properties officeooo:rsid="001721a4"/>
    </style:style>
    <style:style style:name="T6" style:family="text">
      <style:text-properties officeooo:rsid="00179a0d"/>
    </style:style>
    <style:style style:name="T7" style:family="text">
      <style:text-properties officeooo:rsid="001a4e7a"/>
    </style:style>
    <style:style style:name="T8" style:family="text">
      <style:text-properties officeooo:rsid="0008378f"/>
    </style:style>
    <style:style style:name="T9" style:family="text">
      <style:text-properties officeooo:rsid="001eb932"/>
    </style:style>
    <style:style style:name="T10" style:family="text">
      <style:text-properties officeooo:rsid="0021cd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a file is a bunch of bytes</text:p>
      <text:p text:style-name="P1">type blob = array&lt;byte&gt;</text:p>
      <text:p text:style-name="P1"/>
      <text:p text:style-name="P1">// a directory contains named files and directories</text:p>
      <text:p text:style-name="P1">type tree = map&lt;string, tree | blob&gt;</text:p>
      <text:p text:style-name="P1"/>
      <text:p text:style-name="P1">// a commit has parents, metadata, and the top-level tree</text:p>
      <text:p text:style-name="P1">type commit = struct {</text:p>
      <text:p text:style-name="P1"><text:s text:c="4"/>parents: array&lt;commit&gt;</text:p>
      <text:p text:style-name="P1"><text:s text:c="4"/>author: string</text:p>
      <text:p text:style-name="P1"><text:s text:c="4"/>message: string</text:p>
      <text:p text:style-name="P1"><text:s text:c="4"/>snapshot: tree</text:p>
      <text:p text:style-name="P1">}</text:p>
      <text:p text:style-name="P1"/>
      <text:p text:style-name="P1">type object = blob | tree | commit</text:p>
      <text:p text:style-name="P1"/>
      <text:p text:style-name="P1">objects = map&lt;string, object&gt;</text:p>
      <text:p text:style-name="P1"/>
      <text:p text:style-name="P1">def store(object):</text:p>
      <text:p text:style-name="P1"><text:s text:c="4"/>id = sha1(object)</text:p>
      <text:p text:style-name="P1"><text:s text:c="4"/>objects[id] = object</text:p>
      <text:p text:style-name="P1"/>
      <text:p text:style-name="P1">def load(id):</text:p>
      <text:p text:style-name="P1"><text:s text:c="4"/>return objects[id]</text:p>
      <text:p text:style-name="P1"/>
      <text:p text:style-name="P1">Blobs, trees, and commits are unified in this way: they are all objects. When they reference other objects, they don’t actually contain them in their on-disk representation, but have a reference to them by their hash.</text:p>
      <text:p text:style-name="P1"/>
      <text:p text:style-name="P1">In Git, that “where we currently are” is a special reference called “HEAD”.</text:p>
      <text:p text:style-name="P1"/>
      <text:p text:style-name="P1"># Running git config globally</text:p>
      <text:p text:style-name="P1">git config --global user.email “<text:a xlink:type="simple" xlink:href="mailto:my@emailaddress.com" text:style-name="Internet_20_link" text:visited-style-name="Visited_20_Internet_20_Link">my@emailaddress.com</text:a>”</text:p>
      <text:p text:style-name="P1">git config –global user.name “Brain Kerr”</text:p>
      <text:p text:style-name="P1"># Running git config on the current repository settings</text:p>
      <text:p text:style-name="P1">git config user.email “<text:a xlink:type="simple" xlink:href="mailto:my@emailaddress.com" text:style-name="Internet_20_link" text:visited-style-name="Visited_20_Internet_20_Link">my@emailaddress.com</text:a>”</text:p>
      <text:p text:style-name="P1">git config user.name “Brain Kerr”</text:p>
      <text:p text:style-name="P1"/>
      <text:p text:style-name="P2"># make directory a git repository</text:p>
      <text:p text:style-name="P2">git init</text:p>
      <text:p text:style-name="P2"/>
      <text:p text:style-name="P2"># To add all files not staged</text:p>
      <text:p text:style-name="P2">git add .</text:p>
      <text:p text:style-name="P2"># To stage a specific file</text:p>
      <text:p text:style-name="P2">git add index.html</text:p>
      <text:p text:style-name="P2"># To stage an entire directory</text:p>
      <text:p text:style-name="P2">git add css</text:p>
      <text:p text:style-name="P7"># T<text:span text:style-name="T6">o</text:span> state everything</text:p>
      <text:p text:style-name="P7">git add :/</text:p>
      <text:p text:style-name="P16"># Interactively decide</text:p>
      <text:p text:style-name="P16">git add -p animal.py</text:p>
      <text:p text:style-name="P16">git diff --cached</text:p>
      <text:p text:style-name="P2"><text:soft-page-break/></text:p>
      <text:p text:style-name="P2">git commit -m “My first commit message”</text:p>
      <text:p text:style-name="P6">git commit -a -m “if tracked before”</text:p>
      <text:p text:style-name="P2"/>
      <text:p text:style-name="P2">git status</text:p>
      <text:p text:style-name="P2"/>
      <text:p text:style-name="P2"># Create a new branch</text:p>
      <text:p text:style-name="P2">git branch new_feature</text:p>
      <text:p text:style-name="P21"># Change the name of branch <text:span text:style-name="T9">at local</text:span></text:p>
      <text:p text:style-name="P21">git branch -m new_name</text:p>
      <text:p text:style-name="P22">git branch -m old_name new_name</text:p>
      <text:p text:style-name="P23"># “Renaming” a remote branch</text:p>
      <text:p text:style-name="P23">git push origin --delete old_name</text:p>
      <text:p text:style-name="P23">git push -u origin new_name</text:p>
      <text:p text:style-name="P2"># List branches</text:p>
      <text:p text:style-name="P2">git branch -a</text:p>
      <text:p text:style-name="P2"># Delete a branch <text:span text:style-name="T2">locally</text:span></text:p>
      <text:p text:style-name="P2">git branch -d <text:span text:style-name="T2">localBranchName</text:span></text:p>
      <text:p text:style-name="P24"># “Uploading” a local branch for the first time</text:p>
      <text:p text:style-name="P24">git push -u origin local_branch</text:p>
      <text:p text:style-name="P25"># Connecting remote branch to local</text:p>
      <text:p text:style-name="P25">git branch --track feature/login origin/feature/login</text:p>
      <text:p text:style-name="P25">git checkout --track origin/feature/downloader</text:p>
      <text:p text:style-name="P2"/>
      <text:p text:style-name="P2"># Switching to branch ‘new_feature’</text:p>
      <text:p text:style-name="P2">git checkout new_feature</text:p>
      <text:p text:style-name="P2"># Creating and switching to branch ‘staging’</text:p>
      <text:p text:style-name="P2">git checkout -b staging</text:p>
      <text:p text:style-name="P8">git checkout &lt;commit hash&gt;</text:p>
      <text:p text:style-name="P11">git checkout hello.txt <text:s/># it is modified now; back to what it was</text:p>
      <text:p text:style-name="P2"/>
      <text:p text:style-name="P3"># Merge changes into current <text:span text:style-name="T10">HEAD</text:span> branch</text:p>
      <text:p text:style-name="P3">git merge new_feature</text:p>
      <text:p text:style-name="P12"># if there is merge conflict; solve it; then <text:span text:style-name="T4">re-add</text:span></text:p>
      <text:p text:style-name="P12">git add file</text:p>
      <text:p text:style-name="P13">git merge --continue</text:p>
      <text:p text:style-name="P3"/>
      <text:p text:style-name="P14"># list <text:span text:style-name="T7">remotes</text:span></text:p>
      <text:p text:style-name="P14">git remote</text:p>
      <text:p text:style-name="P4"># <text:span text:style-name="T1">Just c</text:span>onnect local repo to a remote repo, <text:span text:style-name="T1">don’t send to the address</text:span></text:p>
      <text:p text:style-name="P4">git remote add &lt;<text:span text:style-name="T7">name</text:span>&gt; &lt;<text:span text:style-name="T7">url</text:span>&gt;</text:p>
      <text:p text:style-name="P4"># List named remote repos</text:p>
      <text:p text:style-name="P4">git remote -v</text:p>
      <text:p text:style-name="P18"># <text:span text:style-name="T8">send objects to remote, and update remote reference</text:span></text:p>
      <text:p text:style-name="P5">git push &lt;remote&gt; &lt;local branch&gt;:&lt;remote branch&gt;</text:p>
      <text:p text:style-name="P18"># <text:span text:style-name="T8">set up correspondence between local and remote branch</text:span></text:p>
      <text:p text:style-name="P5">git branch --set-upstream-to=&lt;remote&gt;/&lt;remote branch&gt;</text:p>
      <text:p text:style-name="P5"/>
      <text:p text:style-name="P4"/>
      <text:p text:style-name="P4">git clone git@account_name.git...</text:p>
      <text:p text:style-name="P4"/>
      <text:p text:style-name="P4"># To update a repo</text:p>
      <text:p text:style-name="P4"><text:soft-page-break/>git pull <text:s/><text:span text:style-name="T5">== git fetch; git merge</text:span></text:p>
      <text:p text:style-name="P4"/>
      <text:p text:style-name="P4">git push &lt;<text:span text:style-name="T5">remote</text:span>&gt; &lt;<text:span text:style-name="T5">local_branch</text:span>&gt;:&lt;<text:span text:style-name="T5">remote_branch</text:span>&gt;</text:p>
      <text:p text:style-name="P15">git branch –set-upstream-to=origin/main</text:p>
      <text:p text:style-name="P15">git branch -vv</text:p>
      <text:p text:style-name="P15">git push <text:s/>== <text:s/>git push origin main:main</text:p>
      <text:p text:style-name="P4"/>
      <text:p text:style-name="P7">git cat-file -p hashValue</text:p>
      <text:p text:style-name="P7"/>
      <text:p text:style-name="P7">git log --all --graph –decorate <text:span text:style-name="T3">(--oneline)</text:span></text:p>
      <text:p text:style-name="P27"># Shows which commits are in feature1 branch but not in main branch</text:p>
      <text:p text:style-name="P27">git log main..feature1</text:p>
      <text:p text:style-name="P7"/>
      <text:p text:style-name="P9"># What changed since the last snaphot</text:p>
      <text:p text:style-name="P9">git diff hello.txt <text:s/># w.r.t. HEAD which is the last snaphot<text:tab/></text:p>
      <text:p text:style-name="P9">git diff 42fb7a29 hello.txt</text:p>
      <text:p text:style-name="P9">git diff 42fb7a29 HEAD hello.txt <text:s/># from 42. to HEAD</text:p>
      <text:p text:style-name="P10"/>
      <text:p text:style-name="P16">git clone –shallow <text:s/># just latest snapshot</text:p>
      <text:p text:style-name="P16"/>
      <text:p text:style-name="P16">git show a88b4eac</text:p>
      <text:p text:style-name="P16"/>
      <text:p text:style-name="P17">git diff</text:p>
      <text:p text:style-name="P17">git stash <text:s/># to the last commit and saved it</text:p>
      <text:p text:style-name="P17">git stash pop <text:s/># undo</text:p>
      <text:p text:style-name="P17"/>
      <text:p text:style-name="P17">git bisect: binary search history (e.g. for regressions)</text:p>
      <text:p text:style-name="P17"/>
      <text:p text:style-name="P18">git help &lt;command&gt;</text:p>
      <text:p text:style-name="P18"/>
      <text:p text:style-name="P18">git mergetool: use a fancy tool to help resolve merge conflicts</text:p>
      <text:p text:style-name="P18"/>
      <text:p text:style-name="P18">git rebase: rebase set of patches onto a new base</text:p>
      <text:p text:style-name="P18"/>
      <text:p text:style-name="P19">git commit --amend: edit a commit’s contents/message</text:p>
      <text:p text:style-name="P19">git reset HEAD &lt;file&gt;: unstage a file</text:p>
      <text:p text:style-name="P19">git checkout -- &lt;file&gt;: discard changes</text:p>
      <text:p text:style-name="P19"/>
      <text:p text:style-name="P19">git clone --depth=1: shallow clone, without entire version history</text:p>
      <text:p text:style-name="P19">git add -p: interactive staging</text:p>
      <text:p text:style-name="P19">git rebase -i: interactive rebasing</text:p>
      <text:p text:style-name="P19">git blame: show who last edited which line</text:p>
      <text:p text:style-name="P19">git stash: temporarily remove modifications to working directory</text:p>
      <text:p text:style-name="P19">.gitignore: specify intentionally untracked files to ign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8:11:47.305414563</meta:creation-date>
    <meta:generator>LibreOffice/7.3.6.2$Linux_X86_64 LibreOffice_project/30$Build-2</meta:generator>
    <dc:date>2022-11-04T15:58:38.604136178</dc:date>
    <meta:editing-duration>PT15H5M19S</meta:editing-duration>
    <meta:editing-cycles>14</meta:editing-cycles>
    <meta:document-statistic meta:table-count="0" meta:image-count="0" meta:object-count="0" meta:page-count="3" meta:paragraph-count="113" meta:word-count="656" meta:character-count="3887" meta:non-whitespace-character-count="3318"/>
  </office:meta>
</office:document-meta>
</file>